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fié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Default"/>
        <table:table-column table:style-name="co3" table:default-cell-style-name="ce34"/>
        <table:table-column table:style-name="co4" table:number-columns-repeated="3" table:default-cell-style-name="Default"/>
        <table:table-column table:style-name="co5" table:default-cell-style-name="ce34"/>
        <table:table-column table:style-name="co6" table:number-columns-repeated="57" table:default-cell-style-name="Default"/>
        <table:table-header-rows>
          <table:table-row table:style-name="ro1">
            <table:table-cell table:style-name="ce29" office:value-type="string" calcext:value-type="string">
              <text:p>Item</text:p>
            </table:table-cell>
            <table:table-cell table:style-name="ce29" office:value-type="string" calcext:value-type="string">
              <text:p>Qté</text:p>
            </table:table-cell>
            <table:table-cell table:style-name="ce29" office:value-type="string" calcext:value-type="string">
              <text:p>Source</text:p>
            </table:table-cell>
            <table:table-cell table:style-name="ce40" office:value-type="string" calcext:value-type="string">
              <text:p>Prix unitaire HT</text:p>
            </table:table-cell>
            <table:table-cell table:style-name="ce43" office:value-type="string" calcext:value-type="string">
              <text:p>Rabais</text:p>
            </table:table-cell>
            <table:table-cell table:style-name="ce48" office:value-type="string" calcext:value-type="string">
              <text:p>Prix HT</text:p>
            </table:table-cell>
            <table:table-cell table:style-name="ce61" office:value-type="string" calcext:value-type="string">
              <text:p>Remarques</text:p>
            </table:table-cell>
            <table:table-cell table:style-name="ce81" table:number-columns-repeated="20"/>
            <table:table-cell table:number-columns-repeated="37"/>
          </table:table-row>
        </table:table-header-rows>
        <table:table-row table:style-name="ro2">
          <table:table-cell table:style-name="ce30" office:value-type="string" calcext:value-type="string">
            <text:p>Bande de chant érable 13/16"x25'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6.98" calcext:value-type="currency">
            <text:p>6,98 $</text:p>
          </table:table-cell>
          <table:table-cell table:style-name="ce44"/>
          <table:table-cell table:style-name="ce49" table:formula="of:=[.B2]*[.D2]*(100%-[.E2])" office:value-type="currency" office:currency="CAD" office:value="13.96" calcext:value-type="currency">
            <text:p>13,96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Panneau de particules plaqué érable 11/16"x4'x8'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56.99" calcext:value-type="currency">
            <text:p>56,99 $</text:p>
          </table:table-cell>
          <table:table-cell table:style-name="ce45"/>
          <table:table-cell table:style-name="ce49" table:formula="of:=[.B3]*[.D3]*(100%-[.E3])" office:value-type="currency" office:currency="CAD" office:value="56.99" calcext:value-type="currency">
            <text:p>56,99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Latte 2x2x8’ de pin blanc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5.99" calcext:value-type="currency">
            <text:p>5,99 $</text:p>
          </table:table-cell>
          <table:table-cell table:style-name="ce45"/>
          <table:table-cell table:style-name="ce49" table:formula="of:=[.B4]*[.D4]*(100%-[.E4])" office:value-type="currency" office:currency="CAD" office:value="11.98" calcext:value-type="currency">
            <text:p>11,98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nche 1x4x6' de pin blanc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4.99" calcext:value-type="currency">
            <text:p>4,99 $</text:p>
          </table:table-cell>
          <table:table-cell table:style-name="ce45"/>
          <table:table-cell table:style-name="ce49" table:formula="of:=[.B5]*[.D5]*(100%-[.E5])" office:value-type="currency" office:currency="CAD" office:value="4.99" calcext:value-type="currency">
            <text:p>4,99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nche 1x4x8’ de pin blanc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6.99" calcext:value-type="currency">
            <text:p>6,99 $</text:p>
          </table:table-cell>
          <table:table-cell table:style-name="ce45"/>
          <table:table-cell table:style-name="ce49" table:formula="of:=[.B6]*[.D6]*(100%-[.E6])" office:value-type="currency" office:currency="CAD" office:value="6.99" calcext:value-type="currency">
            <text:p>6,99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Boîte électrique rectangulaire avec oreilles 2"x3"x2 1/2"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3" calcext:value-type="currency">
            <text:p>3,00 $</text:p>
          </table:table-cell>
          <table:table-cell table:style-name="ce45"/>
          <table:table-cell table:style-name="ce49" table:formula="of:=[.B7]*[.D7]*(100%-[.E7])" office:value-type="currency" office:currency="CAD" office:value="6" calcext:value-type="currency">
            <text:p>6,00 $</text:p>
          </table:table-cell>
          <table:table-cell table:style-name="ce68"/>
          <table:table-cell table:number-columns-repeated="57"/>
        </table:table-row>
        <table:table-row table:style-name="ro2">
          <table:table-cell table:style-name="ce30" office:value-type="string" calcext:value-type="string">
            <text:p>Prise électrique double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2" calcext:value-type="currency">
            <text:p>2,00 $</text:p>
          </table:table-cell>
          <table:table-cell table:style-name="ce44"/>
          <table:table-cell table:style-name="ce49" table:formula="of:=[.B8]*[.D8]*(100%-[.E8])" office:value-type="currency" office:currency="CAD" office:value="4" calcext:value-type="currency">
            <text:p>4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que électrique pour prise double 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1.5" calcext:value-type="currency">
            <text:p>1,50 $</text:p>
          </table:table-cell>
          <table:table-cell table:style-name="ce44"/>
          <table:table-cell table:style-name="ce49" table:formula="of:=[.B9]*[.D9]*(100%-[.E9])" office:value-type="currency" office:currency="CAD" office:value="3" calcext:value-type="currency">
            <text:p>3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Cordon d’alimentation d’ordinateur 6 pi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10" calcext:value-type="currency">
            <text:p>10,00 $</text:p>
          </table:table-cell>
          <table:table-cell table:style-name="ce44"/>
          <table:table-cell table:style-name="ce49" table:formula="of:=[.B10]*[.D10]*(100%-[.E10])" office:value-type="currency" office:currency="CAD" office:value="10" calcext:value-type="currency">
            <text:p>1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Fil électrique AWG14 10 m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35" calcext:value-type="currency">
            <text:p>35,00 $</text:p>
          </table:table-cell>
          <table:table-cell table:style-name="ce44"/>
          <table:table-cell table:style-name="ce49" table:formula="of:=[.B11]*[.D11]*(100%-[.E11])" office:value-type="currency" office:currency="CAD" office:value="35" calcext:value-type="currency">
            <text:p>35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1" office:value-type="string" calcext:value-type="string">
            <text:p>Patte Nannarp 2 mcx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IKEA</text:p>
          </table:table-cell>
          <table:table-cell table:style-name="ce41" office:value-type="currency" office:currency="CAD" office:value="10" calcext:value-type="currency">
            <text:p>10,00 $</text:p>
          </table:table-cell>
          <table:table-cell table:style-name="ce44"/>
          <table:table-cell table:style-name="ce49" table:formula="of:=[.B12]*[.D12]*(100%-[.E12])" office:value-type="currency" office:currency="CAD" office:value="20" calcext:value-type="currency">
            <text:p>2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ré-teinture 1 qt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17" calcext:value-type="currency">
            <text:p>17,00 $</text:p>
          </table:table-cell>
          <table:table-cell table:style-name="ce44"/>
          <table:table-cell table:style-name="ce49" table:formula="of:=[.B13]*[.D13]*(100%-[.E13])" office:value-type="currency" office:currency="CAD" office:value="17" calcext:value-type="currency">
            <text:p>17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Teinture couleur de base 1 qt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17" calcext:value-type="currency">
            <text:p>17,00 $</text:p>
          </table:table-cell>
          <table:table-cell table:style-name="ce44"/>
          <table:table-cell table:style-name="ce49" table:formula="of:=[.B14]*[.D14]*(100%-[.E14])" office:value-type="currency" office:currency="CAD" office:value="17" calcext:value-type="currency">
            <text:p>17,00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Teinture couleur naturel 1 qt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17" calcext:value-type="currency">
            <text:p>17,00 $</text:p>
          </table:table-cell>
          <table:table-cell table:style-name="ce44"/>
          <table:table-cell table:style-name="ce49" table:formula="of:=[.B15]*[.D15]*(100%-[.E15])" office:value-type="currency" office:currency="CAD" office:value="17" calcext:value-type="currency">
            <text:p>17,00 $</text:p>
          </table:table-cell>
          <table:table-cell table:style-name="ce31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Vernis transparent 1 qt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23" calcext:value-type="currency">
            <text:p>23,00 $</text:p>
          </table:table-cell>
          <table:table-cell table:style-name="ce44"/>
          <table:table-cell table:style-name="ce49" table:formula="of:=[.B16]*[.D16]*(100%-[.E16])" office:value-type="currency" office:currency="CAD" office:value="23" calcext:value-type="currency">
            <text:p>23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<text:span text:style-name="T2">Vis à métal #6 5/8"</text:span> ~10 mcx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2.89" calcext:value-type="currency">
            <text:p>2,89 $</text:p>
          </table:table-cell>
          <table:table-cell table:style-name="ce44"/>
          <table:table-cell table:style-name="ce49" table:formula="of:=[.B17]*[.D17]*(100%-[.E17])" office:value-type="currency" office:currency="CAD" office:value="2.89" calcext:value-type="currency">
            <text:p>2,89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Vis pour perçage à angle à filetage grossier #8 1" BT100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7" calcext:value-type="currency">
            <text:p>7,00 $</text:p>
          </table:table-cell>
          <table:table-cell table:style-name="ce44"/>
          <table:table-cell table:style-name="ce49" table:formula="of:=[.B18]*[.D18]*(100%-[.E18])" office:value-type="currency" office:currency="CAD" office:value="7" calcext:value-type="currency">
            <text:p>7,00 $</text:p>
          </table:table-cell>
          <table:table-cell table:style-name="ce68"/>
          <table:table-cell table:number-columns-repeated="57"/>
        </table:table-row>
        <table:table-row table:style-name="ro3">
          <table:table-cell table:style-name="ce30" office:value-type="string" calcext:value-type="string">
            <text:p>Vis pour perçage à angle à filetage grossier #8 1 1/4" BT100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(Estimation)</text:p>
          </table:table-cell>
          <table:table-cell table:style-name="ce41" office:value-type="currency" office:currency="CAD" office:value="7.5" calcext:value-type="currency">
            <text:p>7,50 $</text:p>
          </table:table-cell>
          <table:table-cell table:style-name="ce44"/>
          <table:table-cell table:style-name="ce49" table:formula="of:=[.B19]*[.D19]*(100%-[.E19])" office:value-type="currency" office:currency="CAD" office:value="7.5" calcext:value-type="currency">
            <text:p>7,5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Sous-total HT</text:p>
          </table:table-cell>
          <table:covered-table-cell table:style-name="ce36"/>
          <table:covered-table-cell table:style-name="ce38"/>
          <table:covered-table-cell table:style-name="ce36"/>
          <table:covered-table-cell table:style-name="ce46"/>
          <table:table-cell table:style-name="ce56" table:formula="of:=SUM([.F2:.F19])" office:value-type="currency" office:currency="CAD" office:value="264.3" calcext:value-type="currency">
            <text:p>264,30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PS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[.F20]*5%" office:value-type="currency" office:currency="CAD" office:value="13.215" calcext:value-type="currency">
            <text:p>13,22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VQ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[.F20]*9.975%" office:value-type="currency" office:currency="CAD" office:value="26.363925" calcext:value-type="currency">
            <text:p>26,36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otal TTC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SUM([.F20:.F22])" office:value-type="currency" office:currency="CAD" office:value="303.878925" calcext:value-type="currency">
            <text:p>303,88 $</text:p>
          </table:table-cell>
          <table:table-cell table:style-name="ce38"/>
          <table:table-cell table:number-columns-repeated="57"/>
        </table:table-row>
        <table:table-row table:style-name="ro4" table:number-rows-repeated="990">
          <table:table-cell table:style-name="ce33"/>
          <table:table-cell table:number-columns-repeated="2"/>
          <table:table-cell table:style-name="ce42"/>
          <table:table-cell table:style-name="ce47"/>
          <table:table-cell table:style-name="ce60"/>
          <table:table-cell table:number-columns-repeated="58"/>
        </table:table-row>
        <table:table-row table:style-name="ro2" table:number-rows-repeated="1047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QC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Default"/>
        <table:table-column table:style-name="co3" table:default-cell-style-name="ce34"/>
        <table:table-column table:style-name="co4" table:number-columns-repeated="3" table:default-cell-style-name="Default"/>
        <table:table-column table:style-name="co5" table:default-cell-style-name="ce34"/>
        <table:table-column table:style-name="co6" table:number-columns-repeated="57" table:default-cell-style-name="Default"/>
        <table:table-header-rows>
          <table:table-row table:style-name="ro1">
            <table:table-cell table:style-name="ce29" office:value-type="string" calcext:value-type="string">
              <text:p>Item</text:p>
            </table:table-cell>
            <table:table-cell table:style-name="ce29" office:value-type="string" calcext:value-type="string">
              <text:p>Qté</text:p>
            </table:table-cell>
            <table:table-cell table:style-name="ce29" office:value-type="string" calcext:value-type="string">
              <text:p>Source</text:p>
            </table:table-cell>
            <table:table-cell table:style-name="ce40" office:value-type="string" calcext:value-type="string">
              <text:p>Prix unitaire HT</text:p>
            </table:table-cell>
            <table:table-cell table:style-name="ce43" office:value-type="string" calcext:value-type="string">
              <text:p>Rabais</text:p>
            </table:table-cell>
            <table:table-cell table:style-name="ce48" office:value-type="string" calcext:value-type="string">
              <text:p>Prix HT</text:p>
            </table:table-cell>
            <table:table-cell table:style-name="ce61" office:value-type="string" calcext:value-type="string">
              <text:p>Remarques</text:p>
            </table:table-cell>
            <table:table-cell table:style-name="ce81" table:number-columns-repeated="20"/>
            <table:table-cell table:number-columns-repeated="37"/>
          </table:table-row>
        </table:table-header-rows>
        <table:table-row table:style-name="ro2">
          <table:table-cell table:style-name="ce30" office:value-type="string" calcext:value-type="string">
            <text:p>Bande de chant érable 13/16"x25'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6.98" calcext:value-type="currency">
            <text:p>6,98 $</text:p>
          </table:table-cell>
          <table:table-cell table:style-name="ce44" office:value-type="percentage" office:value="0.1" calcext:value-type="percentage">
            <text:p>10,00%</text:p>
          </table:table-cell>
          <table:table-cell table:style-name="ce49" table:formula="of:=[.B2]*[.D2]*(100%-[.E2])" office:value-type="currency" office:currency="CAD" office:value="6.282" calcext:value-type="currency">
            <text:p>6,28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Bande de chant érable 13/16"x25'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6.98" calcext:value-type="currency">
            <text:p>6,98 $</text:p>
          </table:table-cell>
          <table:table-cell table:style-name="ce44"/>
          <table:table-cell table:style-name="ce49" table:formula="of:=[.B3]*[.D3]*(100%-[.E3])" office:value-type="currency" office:currency="CAD" office:value="6.98" calcext:value-type="currency">
            <text:p>6,98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Panneau de particules plaqué érable 11/16"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5"/>
          <table:table-cell table:style-name="ce49" table:formula="of:=[.B4]*[.D4]*(100%-[.E4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Latte 2x2x8’ de pin blanc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6.29" calcext:value-type="currency">
            <text:p>6,29 $</text:p>
          </table:table-cell>
          <table:table-cell table:style-name="ce45"/>
          <table:table-cell table:style-name="ce49" table:formula="of:=[.B5]*[.D5]*(100%-[.E5])" office:value-type="currency" office:currency="CAD" office:value="12.58" calcext:value-type="currency">
            <text:p>12,58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nche 1x4x6' de pin blanc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4.99" calcext:value-type="currency">
            <text:p>4,99 $</text:p>
          </table:table-cell>
          <table:table-cell table:style-name="ce45" office:value-type="percentage" office:value="0.1" calcext:value-type="percentage">
            <text:p>10,00%</text:p>
          </table:table-cell>
          <table:table-cell table:style-name="ce49" table:formula="of:=[.B6]*[.D6]*(100%-[.E6])" office:value-type="currency" office:currency="CAD" office:value="8.982" calcext:value-type="currency">
            <text:p>8,98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nche 1x4 de pin blanc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5"/>
          <table:table-cell table:style-name="ce49" table:formula="of:=[.B7]*[.D7]*(100%-[.E7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Boîte électrique rectangulaire avec oreilles 2"x3"x2 1/2"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2.98" calcext:value-type="currency">
            <text:p>2,98 $</text:p>
          </table:table-cell>
          <table:table-cell table:style-name="ce45" office:value-type="percentage" office:value="0.1" calcext:value-type="percentage">
            <text:p>10,00%</text:p>
          </table:table-cell>
          <table:table-cell table:style-name="ce49" table:formula="of:=[.B8]*[.D8]*(100%-[.E8])" office:value-type="currency" office:currency="CAD" office:value="5.364" calcext:value-type="currency">
            <text:p>5,36 $</text:p>
          </table:table-cell>
          <table:table-cell table:style-name="ce68"/>
          <table:table-cell table:number-columns-repeated="57"/>
        </table:table-row>
        <table:table-row table:style-name="ro2">
          <table:table-cell table:style-name="ce30" office:value-type="string" calcext:value-type="string">
            <text:p>Prise électrique double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1.89" calcext:value-type="currency">
            <text:p>1,89 $</text:p>
          </table:table-cell>
          <table:table-cell table:style-name="ce44" office:value-type="percentage" office:value="0.1" calcext:value-type="percentage">
            <text:p>10,00%</text:p>
          </table:table-cell>
          <table:table-cell table:style-name="ce49" table:formula="of:=[.B9]*[.D9]*(100%-[.E9])" office:value-type="currency" office:currency="CAD" office:value="3.402" calcext:value-type="currency">
            <text:p>3,4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laque électrique pour prise double </text:p>
          </table:table-cell>
          <table:table-cell table:style-name="ce35" office:value-type="float" office:value="2" calcext:value-type="float">
            <text:p>2</text:p>
          </table:table-cell>
          <table:table-cell table:style-name="ce30" office:value-type="string" calcext:value-type="string">
            <text:p>BMR</text:p>
          </table:table-cell>
          <table:table-cell table:style-name="ce41" office:value-type="currency" office:currency="CAD" office:value="1.49" calcext:value-type="currency">
            <text:p>1,49 $</text:p>
          </table:table-cell>
          <table:table-cell table:style-name="ce44" office:value-type="percentage" office:value="0.1" calcext:value-type="percentage">
            <text:p>10,00%</text:p>
          </table:table-cell>
          <table:table-cell table:style-name="ce49" table:formula="of:=[.B10]*[.D10]*(100%-[.E10])" office:value-type="currency" office:currency="CAD" office:value="2.682" calcext:value-type="currency">
            <text:p>2,68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Cordon d’alimentation d’ordinateur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1]*[.D11]*(100%-[.E11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Fil électrique AWG14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2]*[.D12]*(100%-[.E12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1" office:value-type="string" calcext:value-type="string">
            <text:p>Patte Nannarp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3]*[.D13]*(100%-[.E13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Pré-teinture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4]*[.D14]*(100%-[.E14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Teinture couleur de base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5]*[.D15]*(100%-[.E15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Teinture couleur naturel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6]*[.D16]*(100%-[.E16])" office:value-type="currency" office:currency="CAD" office:value="0" calcext:value-type="currency">
            <text:p>0,00 $</text:p>
          </table:table-cell>
          <table:table-cell table:style-name="ce31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30" office:value-type="string" calcext:value-type="string">
            <text:p>Vernis transparent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7]*[.D17]*(100%-[.E17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0" office:value-type="string" calcext:value-type="string">
            <text:p>Vis à bois #6 3/4"</text:p>
          </table:table-cell>
          <table:table-cell table:style-name="ce35"/>
          <table:table-cell table:style-name="ce30" office:value-type="string" calcext:value-type="string">
            <text:p>(Rebus)</text:p>
          </table:table-cell>
          <table:table-cell table:style-name="ce41"/>
          <table:table-cell table:style-name="ce44"/>
          <table:table-cell table:style-name="ce49" table:formula="of:=[.B18]*[.D18]*(100%-[.E18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3">
          <table:table-cell table:style-name="ce30" office:value-type="string" calcext:value-type="string">
            <text:p>Vis pour perçage à angle à filetage grossier #8 1"</text:p>
          </table:table-cell>
          <table:table-cell table:style-name="ce35"/>
          <table:table-cell table:style-name="ce30" office:value-type="string" calcext:value-type="string">
            <text:p>(Stock)</text:p>
          </table:table-cell>
          <table:table-cell table:style-name="ce41"/>
          <table:table-cell table:style-name="ce44"/>
          <table:table-cell table:style-name="ce49" table:formula="of:=[.B19]*[.D19]*(100%-[.E19])" office:value-type="currency" office:currency="CAD" office:value="0" calcext:value-type="currency">
            <text:p>0,00 $</text:p>
          </table:table-cell>
          <table:table-cell table:style-name="ce68"/>
          <table:table-cell table:number-columns-repeated="57"/>
        </table:table-row>
        <table:table-row table:style-name="ro3">
          <table:table-cell table:style-name="ce30" office:value-type="string" calcext:value-type="string">
            <text:p>Vis pour perçage à angle à filetage grossier #8 1 1/4"</text:p>
          </table:table-cell>
          <table:table-cell table:style-name="ce35"/>
          <table:table-cell table:style-name="ce30" office:value-type="string" calcext:value-type="string">
            <text:p>(Stock)</text:p>
          </table:table-cell>
          <table:table-cell table:style-name="ce41"/>
          <table:table-cell table:style-name="ce44"/>
          <table:table-cell table:style-name="ce49" table:formula="of:=[.B20]*[.D20]*(100%-[.E20])" office:value-type="currency" office:currency="CAD" office:value="0" calcext:value-type="currency">
            <text:p>0,00 $</text:p>
          </table:table-cell>
          <table:table-cell table:style-name="ce64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Sous-total HT</text:p>
          </table:table-cell>
          <table:covered-table-cell table:style-name="ce36"/>
          <table:covered-table-cell table:style-name="ce38"/>
          <table:covered-table-cell table:style-name="ce36"/>
          <table:covered-table-cell table:style-name="ce46"/>
          <table:table-cell table:style-name="ce56" table:formula="of:=SUM([.F2:.F20])" office:value-type="currency" office:currency="CAD" office:value="46.272" calcext:value-type="currency">
            <text:p>46,27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PS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[.F21]*5%" office:value-type="currency" office:currency="CAD" office:value="2.3136" calcext:value-type="currency">
            <text:p>2,31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VQ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[.F21]*9.975%" office:value-type="currency" office:currency="CAD" office:value="4.615632" calcext:value-type="currency">
            <text:p>4,62 $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32" office:value-type="string" calcext:value-type="string" table:number-columns-spanned="5" table:number-rows-spanned="1">
            <text:p>Total TTC</text:p>
          </table:table-cell>
          <table:covered-table-cell table:style-name="ce37"/>
          <table:covered-table-cell table:style-name="ce39"/>
          <table:covered-table-cell table:style-name="ce37"/>
          <table:covered-table-cell table:style-name="ce46"/>
          <table:table-cell table:style-name="ce56" table:formula="of:=SUM([.F21:.F23])" office:value-type="currency" office:currency="CAD" office:value="53.201232" calcext:value-type="currency">
            <text:p>53,20 $</text:p>
          </table:table-cell>
          <table:table-cell table:style-name="ce38"/>
          <table:table-cell table:number-columns-repeated="57"/>
        </table:table-row>
        <table:table-row table:style-name="ro4" table:number-rows-repeated="990">
          <table:table-cell table:style-name="ce33"/>
          <table:table-cell table:number-columns-repeated="2"/>
          <table:table-cell table:style-name="ce42"/>
          <table:table-cell table:style-name="ce47"/>
          <table:table-cell table:style-name="ce60"/>
          <table:table-cell table:number-columns-repeated="58"/>
        </table:table-row>
        <table:table-row table:style-name="ro2" table:number-rows-repeated="1047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00-00-00</text:date>, <text:time style:data-style-name="N2" text:time-value="09:39:20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N1-MFG-001 MOD 2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9-16T09:40:07.332000000</dc:date>
    <dc:creator>Clément Hamel</dc:creator>
    <meta:editing-duration>PT1H35M55S</meta:editing-duration>
    <meta:editing-cycles>89</meta:editing-cycles>
    <dc:title>Coût des produits vendus</dc:title>
    <meta:document-statistic meta:table-count="2" meta:cell-count="198" meta:object-count="0"/>
  </office:meta>
</office:document-meta>
</file>